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4: 1.0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4: 0.1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3360.0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4: 0.3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1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4: 0.1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614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6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1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5: 1.5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20000000 of 0.5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1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300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4650.0" office:value-type="float"/>
          <table:table-cell table:style-name="acquired_lot_note_fiat" office:value="172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92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0.3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1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5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300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650.0" office:value-type="float"/>
          <table:table-cell table:style-name="acquired_lot_note_fiat" office:value="172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92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0.3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1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1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698.0" office:value-type="float"/>
          <table:table-cell table:style-name="acquired_lot_note_fiat" office:value="281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4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19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5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5/5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5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5/5: 0.04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5.000964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